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04286a" officeooo:paragraph-rsid="0004286a" style:font-size-asian="10.5pt" style:font-size-complex="12pt"/>
    </style:style>
    <style:style style:name="P2" style:family="paragraph" style:parent-style-name="Standard">
      <style:text-properties fo:font-size="12pt" style:text-underline-style="none" officeooo:rsid="0004384c" officeooo:paragraph-rsid="0004384c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250d9" officeooo:paragraph-rsid="000250d9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6314a" officeooo:paragraph-rsid="0006314a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67a0c" officeooo:paragraph-rsid="00067a0c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0693ec" officeooo:paragraph-rsid="000693ec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0790e4" officeooo:paragraph-rsid="000790e4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84590" officeooo:paragraph-rsid="00084590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099a0f" officeooo:paragraph-rsid="00099a0f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0c437c" officeooo:paragraph-rsid="000c437c" style:font-size-asian="10.5pt" style:font-size-complex="12pt"/>
    </style:style>
    <style:style style:name="P11" style:family="paragraph" style:parent-style-name="Standard">
      <style:text-properties fo:font-size="12pt" style:text-underline-style="none" fo:font-weight="bold" officeooo:rsid="00099a0f" officeooo:paragraph-rsid="00099a0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0693ec" officeooo:paragraph-rsid="000693ec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0790e4" officeooo:paragraph-rsid="000790e4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084590" officeooo:paragraph-rsid="00084590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099a0f" officeooo:paragraph-rsid="00099a0f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067a0c" officeooo:paragraph-rsid="00067a0c" style:font-size-asian="10.5pt" style:font-weight-asian="bold" style:font-size-complex="12pt" style:font-weight-complex="bold"/>
    </style:style>
    <style:style style:name="P17" style:family="paragraph" style:parent-style-name="Standard">
      <style:text-properties officeooo:paragraph-rsid="00067a0c"/>
    </style:style>
    <style:style style:name="P18" style:family="paragraph" style:parent-style-name="Standard">
      <style:text-properties fo:font-size="12pt" style:text-underline-style="none" officeooo:rsid="000693ec" officeooo:paragraph-rsid="000693ec" style:font-size-asian="10.5pt" style:font-size-complex="12pt"/>
    </style:style>
    <style:style style:name="P19" style:family="paragraph" style:parent-style-name="Standard">
      <style:text-properties fo:font-size="12pt" style:text-underline-style="solid" style:text-underline-width="auto" style:text-underline-color="font-color" officeooo:rsid="0006314a" officeooo:paragraph-rsid="0006314a" style:font-size-asian="10.5pt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officeooo:rsid="0006314a" officeooo:paragraph-rsid="0006314a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officeooo:rsid="000250d9" officeooo:paragraph-rsid="000250d9" style:font-size-asian="13pt" style:font-size-complex="13pt"/>
    </style:style>
    <style:style style:name="P22" style:family="paragraph" style:parent-style-name="Standard">
      <style:text-properties fo:font-size="13pt" style:text-underline-style="solid" style:text-underline-width="auto" style:text-underline-color="font-color" officeooo:rsid="0006314a" officeooo:paragraph-rsid="0006314a" style:font-size-asian="13pt" style:font-size-complex="13pt"/>
    </style:style>
    <style:style style:name="P23" style:family="paragraph" style:parent-style-name="Standard">
      <style:text-properties fo:font-size="13pt" style:text-underline-style="solid" style:text-underline-width="auto" style:text-underline-color="font-color" officeooo:rsid="00067a0c" officeooo:paragraph-rsid="00067a0c" style:font-size-asian="13pt" style:font-size-complex="13pt"/>
    </style:style>
    <style:style style:name="T1" style:family="text">
      <style:text-properties officeooo:rsid="0006314a"/>
    </style:style>
    <style:style style:name="T2" style:family="text">
      <style:text-properties officeooo:rsid="00067a0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4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ema 1: Introducción a la empresa</text:p>
      <text:p text:style-name="P20">Qué es una empresa?</text:p>
      <text:p text:style-name="P4">- Organización de recursos (humanos, financieros, bienes de equipo, conocimiento).</text:p>
      <text:p text:style-name="P4">Diferentes tipos (pública, privada, sin ánimo de lucro, mixta…).</text:p>
      <text:p text:style-name="P4">Clases (SA, SL, coop).</text:p>
      <text:p text:style-name="P4">Actividades (industria, comercio, minera…).</text:p>
      <text:p text:style-name="P4">Tamaños (PYME, multinacional…).</text:p>
      <text:p text:style-name="P4"/>
      <text:p text:style-name="P4">En constante cambio (productos, procesos, estructuras, métodos de producción).</text:p>
      <text:p text:style-name="P4"/>
      <text:p text:style-name="P22">Sectores:</text:p>
      <text:p text:style-name="P4"><text:span text:style-name="T3">-Primario:</text:span> Agricultura, ganadería, pesca, extracciones energéticas/minerales.</text:p>
      <text:p text:style-name="P4"><text:span text:style-name="T3">-Secundario (industrial):</text:span> Transformación, manufacturas, construcción.</text:p>
      <text:p text:style-name="P4"><text:span text:style-name="T3">-Sector terciario (servicios):</text:span> Comercio, turismo, servicios, financieras, admin., enseñanza, sanidad...</text:p>
      <text:p text:style-name="P3"/>
      <text:p text:style-name="P4">Cada vez más economías se centran en los servicias (representa gran parte de su PIB).</text:p>
      <text:p text:style-name="P4"/>
      <text:p text:style-name="P22">Tamaño de empresas:</text:p>
      <text:p text:style-name="P19">PYMES:</text:p>
      <text:p text:style-name="P4">Microempresa: &lt;10 trabajadores, &lt;=2M€ de facturación anual.</text:p>
      <text:p text:style-name="P4">Pequeña: &lt;50, &lt;=10M€</text:p>
      <text:p text:style-name="P4">Mediana: &lt;250, &lt;=50M€</text:p>
      <text:p text:style-name="P4"/>
      <text:p text:style-name="P4">Grande: &gt;250 trabajadores.</text:p>
      <text:p text:style-name="P4"/>
      <text:p text:style-name="P22">Ámbito de actuación:</text:p>
      <text:p text:style-name="P4">-<text:span text:style-name="T2">Regionales: A nivel local o área de un Estado.</text:span></text:p>
      <text:p text:style-name="P4">-<text:span text:style-name="T2">Nacionales: A nivel de un único país.</text:span></text:p>
      <text:p text:style-name="P4">-<text:span text:style-name="T2">Nacionales exportadoras: Operan dentro de un país pero también exportan a otros.</text:span></text:p>
      <text:p text:style-name="P4">-<text:span text:style-name="T2">Multinacionales: Operan y venden a nivel global. Distribuyen ops de aprovisionamiento, proveedores, fabricación y comercialización around the globe. Centralizadas o descentralizadas. Globales. Ausencia de marco legal global.</text:span></text:p>
      <text:p text:style-name="P4"/>
      <text:p text:style-name="P23">Según legislación:</text:p>
      <text:p text:style-name="P5">-Personas jurídicas de derecho público:</text:p>
      <text:p text:style-name="P5">Instituciones creadas por leyes, reglamentos o resoluciones emanadas de la autoridad. </text:p>
      <text:p text:style-name="P5">Sin fines de lucro: Gobiernos, Hacienda, Municipalidades costeadas por dinero público.</text:p>
      <text:p text:style-name="P5">-Personas jurídicas de derecho privado:</text:p>
      <text:p text:style-name="P5">Con ánimo de lucro: Sociedades comerciales, SA…</text:p>
      <text:p text:style-name="P5">Sin ánimo de lucro: Cooperativas, sindicatos, asociaciones gremiales, colegios profesionales…</text:p>
      <text:p text:style-name="P5"/>
      <text:p text:style-name="P16">Beneficios = Ingresos – Costes (B=I-C)</text:p>
      <text:p text:style-name="P5"/>
      <text:p text:style-name="P23">Tipos de sociedades: </text:p>
      <text:p text:style-name="P5"><text:span text:style-name="T3">Empresas individuales (autónomo):</text:span> 1 socio, responsabilidad ilimitada, no existe capital mínimo.</text:p>
      <text:p text:style-name="P17"><text:span text:style-name="T3">Sociedades civiles (públicas/privadas):</text:span> 2 o +, ilimitada, no existe mínimo.</text:p>
      <text:p text:style-name="P5"><text:span text:style-name="T3">Sociedad colectiva:</text:span> 2 o +, ilimitada, no existe mínimo.</text:p>
      <text:p text:style-name="P5"><text:span text:style-name="T3">Sociedad comanditaria simple/por acciones:</text:span> 1 colectivo y 1 comanditario, ilimitada para colectivos, limitada al capital aportado para los comanditarios, no mínimo para colectivos, mínimo de 60k€ para comanditarios.</text:p>
      <text:p text:style-name="P5"><text:span text:style-name="T3">SRL (Limitada):</text:span> máximo 5, limitada al capital aportado. Mínimo de 3k, máx 120k€.</text:p>
      <text:p text:style-name="P5"><text:span text:style-name="T3">SA:</text:span> 1 o +, limitada al capital aportado, mínimo 60k€.</text:p>
      <text:p text:style-name="P5"><text:soft-page-break/><text:span text:style-name="T3">Sociedad laboral:</text:span> 4 o + (mínimo 3 socios trabajadores), limitada al capital aportado, min 3k si SLL, <text:s/>min 60k si SAL (51% del capital de socios trabajadores).</text:p>
      <text:p text:style-name="P5"><text:span text:style-name="T3">Sociedad cooperativa:</text:span> 3 o +, limitada al capital aportado, mínimo fijado por estatutos.</text:p>
      <text:p text:style-name="P5"/>
      <text:p text:style-name="P12">Empresas familiares:</text:p>
      <text:p text:style-name="P6">Con vocación de continuidad. La familia tiene un % mayoritario de la propiedad. Los cargos directivos están en manos de la familia.</text:p>
      <text:p text:style-name="P6"/>
      <text:p text:style-name="P6">Lo más difícil es que la 2a generación herede la empresa de la primera. Muchas empresas no sobreviven a un relevo generacional. A partir de ahí es mucho más fácil.</text:p>
      <text:p text:style-name="P6">Pueden afrontar muy bien las crisis. La propiedad y la gestión no están separadas. Si la empresa crece mucho, no se quiere profesionalizar la gestión. </text:p>
      <text:p text:style-name="P6"/>
      <text:p text:style-name="P6">Protocolo familiar → Acuerdo consensuado por las familias para solucionar problemas.</text:p>
      <text:p text:style-name="P6">Objetivos:</text:p>
      <text:p text:style-name="P6">-Asegurar continuidad.</text:p>
      <text:p text:style-name="P6">-Definir estructura de gobierno.</text:p>
      <text:p text:style-name="P6">-Análisis del modelo de gestión.</text:p>
      <text:p text:style-name="P6">-Reflexión sobre la transacción de generación.</text:p>
      <text:p text:style-name="P6">-Elaboración de un sistema de relaciones y comunicaciones entre partes interesadas.</text:p>
      <text:p text:style-name="P6">- Análisis de puntos de controversia para evitar violencia.</text:p>
      <text:p text:style-name="P6"/>
      <text:p text:style-name="P12">Elementos que conforman una empresa:</text:p>
      <text:p text:style-name="P12">Factores activos:</text:p>
      <text:p text:style-name="P6">Propietarios, bancos, prestamistas privados, administraciones, directivos, empleados, sindicatos, clientes, proveedores, I+D, org. Ecologistas.</text:p>
      <text:p text:style-name="P12">Factores pasivos:</text:p>
      <text:p text:style-name="P6">Financieros, materiales (materias primas, bienes de equipo), servicios comerciales, tecnología, conocimiento.</text:p>
      <text:p text:style-name="P12">Organización.</text:p>
      <text:p text:style-name="P5"/>
      <text:p text:style-name="P5"/>
      <text:p text:style-name="P13">Objetivos de los stakeholders:</text:p>
      <text:p text:style-name="P7">-Accionistas: Crecimiento valor de acciones, dividendos, rentabilidades.</text:p>
      <text:p text:style-name="P7">-Cientes: Precios competitivos, calidad de productos y servicios, disponibilidad, garantías, servicios post-venta.</text:p>
      <text:p text:style-name="P7">-<text:span text:style-name="T4">Proveedores: Liquidez en plazos acordados, plazos cortos, integridad de directivos de compras, capacidad de negociación.</text:span></text:p>
      <text:p text:style-name="P7">-<text:span text:style-name="T4">Empleados/sindicatos: Buenos salarios (compensación al esfuerzo), seguridad y estabilidad, oportunidades de crecer, significación del trabajo, buen ambiente laboral.</text:span></text:p>
      <text:p text:style-name="P7">-<text:span text:style-name="T4">Administraciones: Pago de impuestos, cumplimientos de marcos legales, creación de empleo y riqueza, buen uso de fondos públicos, uso eficiente de recursos.</text:span></text:p>
      <text:p text:style-name="P7">-<text:span text:style-name="T4">Bancos: Pago de intereses en fechas fijadas, equilibrio entre activos y fuentes de financiación, activos suficientes para la solvencia.</text:span></text:p>
      <text:p text:style-name="P7"/>
      <text:p text:style-name="P14">Entornos:</text:p>
      <text:p text:style-name="P8">General: Impacta de forma homogénea sobre todas las empresas, sectores o territorios: Económicos, políticos, sociológicos, culturales, tecnológicos, infraestructuras.</text:p>
      <text:p text:style-name="P8">Específico: Impactan específicamente sobre un sector: clientes, proveedores, competidores (actuales o potenciales), productos alternativos/sustitutivos, regulaciones sectoriales.</text:p>
      <text:p text:style-name="P8"/>
      <text:p text:style-name="P9"/>
      <text:p text:style-name="P9"><text:soft-page-break/>Ingresos: Ventas de productos y servicios.</text:p>
      <text:p text:style-name="P9">Costes: Fijos/variables, explotación (materiales, mano de obra), comerciales (marketing, distribución), administración, financieros.</text:p>
      <text:p text:style-name="P9"/>
      <text:p text:style-name="P15">Cómo se asegura la supervivencia de la empresa?</text:p>
      <text:p text:style-name="P9">Planes departamentales y proyectos (marketing, producción, unidades de soporte, proyectos específicos).</text:p>
      <text:p text:style-name="P9">Valor de recursos necesarios: Subir presupuesto de ingresos, reducir presupuesto de costes.</text:p>
      <text:p text:style-name="P9"/>
      <text:p text:style-name="P9">El comité de dirección quiere colchón: menos compromiso y más recursos (regateo).</text:p>
      <text:p text:style-name="P11">!=</text:p>
      <text:p text:style-name="P9">El consejo de Administración quiere maximizar el beneficio y minimizar los costes.</text:p>
      <text:p text:style-name="P9"/>
      <text:p text:style-name="P10"/>
      <text:p text:style-name="P9"/>
      <text:p text:style-name="P1">Estrategia → Planificación → Organización → Ejecución → Control→ <text:span text:style-name="T1">Estrategia</text:span></text:p>
      <text:p text:style-name="P1"/>
      <text:p text:style-name="P2">Escalabilid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7:12:21.240236409</meta:creation-date>
    <meta:generator>LibreOffice/6.4.6.2$Linux_X86_64 LibreOffice_project/40$Build-2</meta:generator>
    <dc:date>2021-04-23T20:01:10.211857303</dc:date>
    <meta:editing-duration>PT55M10S</meta:editing-duration>
    <meta:editing-cycles>6</meta:editing-cycles>
    <meta:document-statistic meta:table-count="0" meta:image-count="0" meta:object-count="0" meta:page-count="3" meta:paragraph-count="79" meta:word-count="723" meta:character-count="5545" meta:non-whitespace-character-count="4896"/>
  </office:meta>
</office:document-meta>
</file>